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 Cyr" fo:font-size="12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ейчас начну я Вам гнусавым голосом<text:line-break/>(Да так, что еще станут дыбом волосы!)<text:line-break/>Рассказывать, как тихо трутся ноги<text:line-break/>На непростой, но жизненной дороге<text:line-break/>И как порою нелегко идти…<text:line-break/>По ухабисто-кривому своему пути…<text:line-break/>А зачееееем????<text:line-break/>Лучше поведаю я Вам как-<text:line-break/>Под незамысловатое друзей моих «хи-хи»<text:line-break/>Мною сочиняются и всем сразу читаются- <text:line-break/>Простые и серьезные-<text:line-break/>Смешные и курьезные-<text:line-break/>Но все же настоящие красивые стихи.<text:line-break/>Как побывала в настоящей сказке я-<text:line-break/>Детское радио называется она моя…<text:line-break/>Какие были у меня эмоции-<text:line-break/>И как красиво дети  цветные кольца<text:line-break/>Рисуют на стене.<text:line-break/>И о своей чудесной стране<text:line-break/>А еще о моей собственной Швеции<text:line-break/>И мечтаниях моих про Венецию-<text:line-break/>Как там красивые гондолы-<text:line-break/>Разрывают таинственные «молы».<text:line-break/>И про рай для детей-<text:line-break/>И про то, сколько в «Артеке» счастливых людей.<text:line-break/>А может ввысь взметнуся я как птица стриж?-<text:line-break/>И улечу я в самый подлинный Париж-<text:line-break/>И покорю я Эйфелеву башню-<text:line-break/>Как нашу-нашу родненькую пашню!<text:line-break/>А может в тайных непонятных <text:line-break/>Детских снах моих <text:line-break/>Ты пробовал давно-давно укрыться<text:line-break/>И только вот сейчас изволил проявиться! <text:line-break/>И если это точно не во сне- <text:line-break/>И не такой глупыш ты-<text:line-break/>Как раньше думалось мне…<text:line-break/>Повесишь имя «Лизонька» у кровати<text:line-break/>И робко будешь иногда поглятати (укр)<text:line-break/>Видя меня в своем странном сне любую-<text:line-break/>В бесконечную звездную смену ночную…<text:line-break/>  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1-10-04T19:43:25.39</meta:creation-date>
    <meta:document-statistic meta:table-count="0" meta:image-count="0" meta:object-count="0" meta:page-count="1" meta:paragraph-count="1" meta:word-count="204" meta:character-count="1247"/>
    <dc:date>2011-10-04T19:44:16</dc:date>
    <dc:creator>Елизавета Чижикова</dc:creator>
    <meta:editing-duration>PT51S</meta:editing-duration>
    <meta:editing-cycles>1</meta:editing-cycles>
    <meta:generator>OpenOffice.org/3.3$Win32 OpenOffice.org_project/330m20$Build-9567</meta:generator>
  </office:meta>
</office:document-meta>
</file>